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d34b0" officeooo:paragraph-rsid="001d34b0" style:font-weight-asian="bold" style:font-weight-complex="bold"/>
    </style:style>
    <style:style style:name="P3" style:family="paragraph" style:parent-style-name="Standard">
      <style:text-properties fo:font-weight="bold" officeooo:rsid="001d34b0" officeooo:paragraph-rsid="0021a148" style:font-weight-asian="bold" style:font-weight-complex="bold"/>
    </style:style>
    <style:style style:name="P4" style:family="paragraph" style:parent-style-name="Standard">
      <style:text-properties fo:font-weight="bold" officeooo:rsid="002309a6" officeooo:paragraph-rsid="002309a6" style:font-weight-asian="bold" style:font-weight-complex="bold"/>
    </style:style>
    <style:style style:name="P5" style:family="paragraph" style:parent-style-name="Standard">
      <style:text-properties fo:font-weight="bold" officeooo:rsid="0028266e" officeooo:paragraph-rsid="0028266e" style:font-weight-asian="bold" style:font-weight-complex="bold"/>
    </style:style>
    <style:style style:name="P6" style:family="paragraph" style:parent-style-name="Standard">
      <style:text-properties fo:font-weight="bold" officeooo:rsid="002d276e" officeooo:paragraph-rsid="002d276e" style:font-weight-asian="bold" style:font-weight-complex="bold"/>
    </style:style>
    <style:style style:name="P7" style:family="paragraph" style:parent-style-name="Standard">
      <style:text-properties fo:font-weight="bold" officeooo:rsid="002e7f82" officeooo:paragraph-rsid="002e7f82" style:font-weight-asian="bold" style:font-weight-complex="bold"/>
    </style:style>
    <style:style style:name="P8" style:family="paragraph" style:parent-style-name="Standard">
      <style:text-properties fo:font-weight="bold" officeooo:rsid="003a594d" officeooo:paragraph-rsid="003a594d" style:font-weight-asian="bold" style:font-weight-complex="bold"/>
    </style:style>
    <style:style style:name="P9" style:family="paragraph" style:parent-style-name="Standard">
      <style:text-properties fo:font-weight="bold" officeooo:rsid="0039f41a" officeooo:paragraph-rsid="0039f41a" style:font-weight-asian="bold" style:font-weight-complex="bold"/>
    </style:style>
    <style:style style:name="P10" style:family="paragraph" style:parent-style-name="Standard">
      <style:text-properties officeooo:rsid="001b4d69" officeooo:paragraph-rsid="001b4d69"/>
    </style:style>
    <style:style style:name="P11" style:family="paragraph" style:parent-style-name="Standard">
      <style:text-properties officeooo:rsid="001d34b0" officeooo:paragraph-rsid="001d34b0"/>
    </style:style>
    <style:style style:name="P12" style:family="paragraph" style:parent-style-name="Standard">
      <style:text-properties officeooo:rsid="001fa739" officeooo:paragraph-rsid="001fa739"/>
    </style:style>
    <style:style style:name="P13" style:family="paragraph" style:parent-style-name="Standard">
      <style:text-properties officeooo:rsid="0021a148" officeooo:paragraph-rsid="0021a148"/>
    </style:style>
    <style:style style:name="P14" style:family="paragraph" style:parent-style-name="Standard">
      <style:text-properties fo:font-weight="normal" officeooo:rsid="0021a148" officeooo:paragraph-rsid="0021a148" style:font-weight-asian="normal" style:font-weight-complex="normal"/>
    </style:style>
    <style:style style:name="P15" style:family="paragraph" style:parent-style-name="Standard">
      <style:text-properties fo:font-weight="normal" officeooo:rsid="002309a6" officeooo:paragraph-rsid="002309a6" style:font-weight-asian="normal" style:font-weight-complex="normal"/>
    </style:style>
    <style:style style:name="P16" style:family="paragraph" style:parent-style-name="Standard">
      <style:text-properties fo:font-weight="normal" officeooo:rsid="002309a6" officeooo:paragraph-rsid="0025977b" style:font-weight-asian="normal" style:font-weight-complex="normal"/>
    </style:style>
    <style:style style:name="P17" style:family="paragraph" style:parent-style-name="Standard">
      <style:text-properties fo:font-weight="normal" officeooo:rsid="0024e7c4" officeooo:paragraph-rsid="0024e7c4" style:font-weight-asian="normal" style:font-weight-complex="normal"/>
    </style:style>
    <style:style style:name="P18" style:family="paragraph" style:parent-style-name="Standard">
      <style:text-properties fo:font-weight="normal" officeooo:rsid="0024e7c4" officeooo:paragraph-rsid="0025977b" style:font-weight-asian="normal" style:font-weight-complex="normal"/>
    </style:style>
    <style:style style:name="P19" style:family="paragraph" style:parent-style-name="Standard">
      <style:text-properties fo:font-weight="normal" officeooo:rsid="0025d151" officeooo:paragraph-rsid="0025d151" style:font-weight-asian="normal" style:font-weight-complex="normal"/>
    </style:style>
    <style:style style:name="P20" style:family="paragraph" style:parent-style-name="Standard">
      <style:text-properties fo:font-weight="normal" officeooo:rsid="0028266e" officeooo:paragraph-rsid="0028266e" style:font-weight-asian="normal" style:font-weight-complex="normal"/>
    </style:style>
    <style:style style:name="P21" style:family="paragraph" style:parent-style-name="Standard">
      <style:text-properties fo:font-weight="normal" officeooo:rsid="0028266e" officeooo:paragraph-rsid="0029f548" style:font-weight-asian="normal" style:font-weight-complex="normal"/>
    </style:style>
    <style:style style:name="P22" style:family="paragraph" style:parent-style-name="Standard">
      <style:text-properties fo:font-weight="normal" officeooo:rsid="0028266e" officeooo:paragraph-rsid="002e7f82" style:font-weight-asian="normal" style:font-weight-complex="normal"/>
    </style:style>
    <style:style style:name="P23" style:family="paragraph" style:parent-style-name="Standard">
      <style:text-properties fo:font-weight="normal" officeooo:rsid="0029f548" officeooo:paragraph-rsid="0029f548" style:font-weight-asian="normal" style:font-weight-complex="normal"/>
    </style:style>
    <style:style style:name="P24" style:family="paragraph" style:parent-style-name="Standard">
      <style:text-properties fo:font-weight="normal" officeooo:rsid="002d276e" officeooo:paragraph-rsid="002d276e" style:font-weight-asian="normal" style:font-weight-complex="normal"/>
    </style:style>
    <style:style style:name="P25" style:family="paragraph" style:parent-style-name="Standard">
      <style:text-properties fo:font-weight="normal" officeooo:rsid="002e7f82" officeooo:paragraph-rsid="002e7f82" style:font-weight-asian="normal" style:font-weight-complex="normal"/>
    </style:style>
    <style:style style:name="P26" style:family="paragraph" style:parent-style-name="Standard">
      <style:text-properties fo:font-weight="normal" officeooo:rsid="002e7f82" officeooo:paragraph-rsid="003275e2" style:font-weight-asian="normal" style:font-weight-complex="normal"/>
    </style:style>
    <style:style style:name="P27" style:family="paragraph" style:parent-style-name="Standard">
      <style:text-properties fo:font-weight="normal" officeooo:rsid="003275e2" officeooo:paragraph-rsid="003275e2" style:font-weight-asian="normal" style:font-weight-complex="normal"/>
    </style:style>
    <style:style style:name="P28" style:family="paragraph" style:parent-style-name="Standard">
      <style:text-properties fo:font-weight="normal" officeooo:rsid="0032838e" officeooo:paragraph-rsid="0032838e" style:font-weight-asian="normal" style:font-weight-complex="normal"/>
    </style:style>
    <style:style style:name="P29" style:family="paragraph" style:parent-style-name="Standard">
      <style:text-properties fo:font-weight="normal" officeooo:rsid="0032fe1d" officeooo:paragraph-rsid="0032fe1d" style:font-weight-asian="normal" style:font-weight-complex="normal"/>
    </style:style>
    <style:style style:name="P30" style:family="paragraph" style:parent-style-name="Standard">
      <style:text-properties fo:font-weight="normal" officeooo:rsid="003540d1" officeooo:paragraph-rsid="003540d1" style:font-weight-asian="normal" style:font-weight-complex="normal"/>
    </style:style>
    <style:style style:name="P31" style:family="paragraph" style:parent-style-name="Standard">
      <style:text-properties fo:font-weight="normal" officeooo:rsid="00361432" officeooo:paragraph-rsid="00361432" style:font-weight-asian="normal" style:font-weight-complex="normal"/>
    </style:style>
    <style:style style:name="P32" style:family="paragraph" style:parent-style-name="Standard">
      <style:text-properties fo:font-weight="normal" officeooo:rsid="00361432" officeooo:paragraph-rsid="00369c33" style:font-weight-asian="normal" style:font-weight-complex="normal"/>
    </style:style>
    <style:style style:name="P33" style:family="paragraph" style:parent-style-name="Standard">
      <style:text-properties fo:font-weight="normal" officeooo:rsid="00369c33" officeooo:paragraph-rsid="00369c33" style:font-weight-asian="normal" style:font-weight-complex="normal"/>
    </style:style>
    <style:style style:name="P34" style:family="paragraph" style:parent-style-name="Standard">
      <style:text-properties fo:font-weight="normal" officeooo:rsid="0039f41a" officeooo:paragraph-rsid="0039f41a" style:font-weight-asian="normal" style:font-weight-complex="normal"/>
    </style:style>
    <style:style style:name="P35" style:family="paragraph" style:parent-style-name="Standard">
      <style:text-properties fo:font-weight="normal" officeooo:rsid="003a594d" officeooo:paragraph-rsid="003a594d" style:font-weight-asian="normal" style:font-weight-complex="normal"/>
    </style:style>
    <style:style style:name="P36" style:family="paragraph" style:parent-style-name="Standard">
      <style:text-properties fo:font-weight="normal" officeooo:rsid="003c121c" officeooo:paragraph-rsid="003c121c" style:font-weight-asian="normal" style:font-weight-complex="normal"/>
    </style:style>
    <style:style style:name="P37" style:family="paragraph" style:parent-style-name="Standard">
      <style:text-properties fo:font-weight="bold" officeooo:rsid="00361432" officeooo:paragraph-rsid="00361432" style:font-weight-asian="bold" style:font-weight-complex="bold"/>
    </style:style>
    <style:style style:name="T1" style:family="text">
      <style:text-properties officeooo:rsid="001b4d69"/>
    </style:style>
    <style:style style:name="T2" style:family="text">
      <style:text-properties officeooo:rsid="001cd740"/>
    </style:style>
    <style:style style:name="T3" style:family="text">
      <style:text-properties officeooo:rsid="001fa739"/>
    </style:style>
    <style:style style:name="T4" style:family="text">
      <style:text-properties officeooo:rsid="0021a148"/>
    </style:style>
    <style:style style:name="T5" style:family="text">
      <style:text-properties officeooo:rsid="0024e7c4"/>
    </style:style>
    <style:style style:name="T6" style:family="text">
      <style:text-properties officeooo:rsid="0025d151"/>
    </style:style>
    <style:style style:name="T7" style:family="text">
      <style:text-properties officeooo:rsid="0029f548"/>
    </style:style>
    <style:style style:name="T8" style:family="text">
      <style:text-properties officeooo:rsid="002def7f"/>
    </style:style>
    <style:style style:name="T9" style:family="text">
      <style:text-properties officeooo:rsid="002e7f82"/>
    </style:style>
    <style:style style:name="T10" style:family="text">
      <style:text-properties officeooo:rsid="00306c19"/>
    </style:style>
    <style:style style:name="T11" style:family="text">
      <style:text-properties officeooo:rsid="0032838e"/>
    </style:style>
    <style:style style:name="T12" style:family="text">
      <style:text-properties officeooo:rsid="0032fe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4 Sintaxis de HTML.</text:p>
      <text:p text:style-name="Standard"/>
      <text:p text:style-name="Standard">HTML basa la sintaxis en etiquetas (paradigma)</text:p>
      <text:p text:style-name="Standard"/>
      <text:p text:style-name="P1">3.4.1 Etiqueta</text:p>
      <text:p text:style-name="Standard"><text:tab/>Se compone de dos partes </text:p>
      <text:p text:style-name="Standard"><text:tab/> -Apertura de etiqueta: de forma general &lt;etiqueta&gt;</text:p>
      <text:p text:style-name="Standard"><text:s/><text:tab/> -Dentro pueden especificarse atributos entre comillas como: </text:p>
      <text:p text:style-name="Standard"><text:tab/><text:tab/><text:tab/>&lt;etiqueta atrib1= "valor1"</text:p>
      <text:p text:style-name="Standard"><text:tab/><text:tab/><text:tab/><text:tab/> <text:s/>atrib2= "valor2"...&gt;</text:p>
      <text:p text:style-name="Standard"><text:s text:c="10"/>Un atributo especifica un parametro que modifica el comportamiento de la etiqueta.</text:p>
      <text:p text:style-name="Standard"><text:tab/>-Cierre de una etiqueta: de forma general &lt;/etiqueta&gt;</text:p>
      <text:p text:style-name="Standard"><text:tab/> Algunas etiquetas no necesitan etiqueta de cierre ya que son autocontenidas</text:p>
      <text:p text:style-name="Standard"/>
      <text:p text:style-name="Standard"><text:tab/>Una etiqueta puede ser:</text:p>
      <text:p text:style-name="Standard"/>
      <text:p text:style-name="Standard"><text:s/><text:tab/> - vacia: No contiene elementos dentro de la apertura y cierre. Se utilizan para saltos de <text:tab/><text:tab/> <text:s text:c="2"/>linea, lineas horizontales, etc... &lt;etiqueta&gt; ó &lt;etiqueta/&gt; </text:p>
      <text:p text:style-name="Standard"><text:tab/><text:tab/>&lt;br&gt; o &lt;br/&gt; salto de linea</text:p>
      <text:p text:style-name="Standard"/>
      <text:p text:style-name="Standard"><text:tab/> - contenendora: consta de una etiqueta de apertura y una etiqueta de cierre. Todo lo que <text:tab/><text:tab/> <text:s text:c="2"/>se incluye dentro de la etiqueta contenedora está sujeto al formato indicado por la <text:tab/><text:tab/> <text:s text:c="2"/>etiqueta. La mayoría de etiquetas de HTML pueden contener a su vez otras etiquetas que <text:tab/><text:tab/> <text:s text:c="2"/>pueden ser vacías o contenedoras. </text:p>
      <text:p text:style-name="Standard"><text:tab/><text:tab/><text:tab/>&lt;etiqueta&gt;</text:p>
      <text:p text:style-name="Standard"><text:tab/><text:tab/><text:tab/> <text:s/>BLOQUE</text:p>
      <text:p text:style-name="Standard"><text:tab/><text:tab/><text:tab/>&lt;/etiqueta&gt;</text:p>
      <text:p text:style-name="Standard"/>
      <text:p text:style-name="P1">3.4.2 Atributos</text:p>
      <text:p text:style-name="P1"/>
      <text:p text:style-name="Standard">Las etiquetas de un documento html pueden contener atributos que son una serie de valores que harán que los efectos que producen las etiquetas varíen, ya sean colores, alineación, estilos... </text:p>
      <text:p text:style-name="Standard"/>
      <text:p text:style-name="Standard">Los atributos se especifican: </text:p>
      <text:p text:style-name="Standard"><text:tab/>&lt;etiqueta atributo1="valor1" atributo2="valor2"&gt;</text:p>
      <text:p text:style-name="Standard"><text:tab/> <text:s/>bloque de la etiqueta</text:p>
      <text:p text:style-name="Standard"><text:tab/>&lt;/etiqueta&gt;</text:p>
      <text:p text:style-name="Standard"/>
      <text:p text:style-name="Standard">ej &lt;p align="center"&gt;</text:p>
      <text:p text:style-name="Standard"><text:tab/>texto centrado</text:p>
      <text:p text:style-name="Standard"><text:s text:c="3"/>&lt;/p&gt;</text:p>
      <text:p text:style-name="Standard"/>
      <text:p text:style-name="P1">3.4.3 Consideraciones sobre HTML.</text:p>
      <text:p text:style-name="Standard"><text:s/></text:p>
      <text:p text:style-name="Standard"><text:tab/>No es sensible a mayúsculas/minúsculas en los nombres de etiquetas (case sensitive)</text:p>
      <text:p text:style-name="Standard"><text:tab/> <text:s/>&lt;HTML&gt; = &lt;html&gt; = &lt;HtMl&gt;</text:p>
      <text:p text:style-name="Standard"/>
      <text:p text:style-name="Standard"><text:tab/>Es importante mantener la anidación correcta de las etiquetas. Cerrar las etiquetas en <text:tab/><text:tab/>orden contrario al abierto y utilizar tabulaciones adecuadas.</text:p>
      <text:p text:style-name="Standard"/>
      <text:p text:style-name="Standard"/>
      <text:p text:style-name="Standard"/>
      <text:p text:style-name="Standard"><text:soft-page-break/></text:p>
      <text:p text:style-name="P1">3.5 Estructura de un documento HTML.</text:p>
      <text:p text:style-name="Standard"/>
      <text:p text:style-name="Standard"><text:tab/>&lt;html&gt;</text:p>
      <text:p text:style-name="Standard"><text:tab/> &lt;head&gt;</text:p>
      <text:p text:style-name="Standard"><text:tab/> &lt;/head&gt;</text:p>
      <text:p text:style-name="Standard"><text:tab/> &lt;body&gt;</text:p>
      <text:p text:style-name="Standard"><text:tab/> &lt;/body&gt;</text:p>
      <text:p text:style-name="Standard"><text:tab/>&lt;/html&gt;</text:p>
      <text:p text:style-name="Standard"/>
      <text:p text:style-name="Standard"><text:tab/>-html: indica un tipo de documento HTML </text:p>
      <text:p text:style-name="Standard"><text:tab/>-head: con tiene la información del documento html que no se representa en el ventana del <text:s/><text:tab/> navegador.</text:p>
      <text:p text:style-name="Standard"><text:tab/>-<text:span text:style-name="T1">body: contiene la información visible del documento por el navegador.</text:span></text:p>
      <text:p text:style-name="Standard"/>
      <text:p text:style-name="P10">La etiqueta HTML indica la versión del documento que se está utilizando.</text:p>
      <text:p text:style-name="P10">Esta versión determina la sintaxis y estructura de todos los elementos que se usan en el documento HTML. Este documento de definición se llama DTD (Data Type Definition). <text:s/></text:p>
      <text:p text:style-name="Standard"/>
      <text:p text:style-name="P10">Para indicar el tipo de documento:</text:p>
      <text:p text:style-name="P10"/>
      <text:p text:style-name="P10"><text:tab/>&lt;! DOCTYPE HTML PUBLIC [fpi][url_dtd]&gt;</text:p>
      <text:p text:style-name="P10">Dónde: </text:p>
      <text:p text:style-name="P10"><text:tab/>-fpi: indica el identificador <text:span text:style-name="T2">público</text:span> de formato <text:span text:style-name="T2">(Format Public Identifier)</text:span>.</text:p>
      <text:p text:style-name="P10"><text:tab/>-url_dtd: indica la ubicación del fichero que contiene la dtd que indica el formato. </text:p>
      <text:p text:style-name="P10"/>
      <text:p text:style-name="P11">HAY 3 TIPOS DE HTML 4.01 Y 1 TIPO DE HTML 5</text:p>
      <text:p text:style-name="P11"/>
      <text:p text:style-name="P2">3.6 Etiquetas de HEAD</text:p>
      <text:p text:style-name="P11"/>
      <text:p text:style-name="P2">3.6.1 Comentarios.</text:p>
      <text:p text:style-name="P2"/>
      <text:p text:style-name="P11">Los comentarios son lineas que el intérprete omite y que se utilizan para ayudar a la claridad del código del documento.</text:p>
      <text:p text:style-name="P13">Un comentario puede aparecer en cualquier parte del documento.</text:p>
      <text:p text:style-name="P11">&lt;! -- comentario -- &gt;/* <text:span text:style-name="T3">aquí va el comentario</text:span>*/</text:p>
      <text:p text:style-name="P11"/>
      <text:p text:style-name="P12">&lt;!-- </text:p>
      <text:p text:style-name="P12"><text:tab/>Nombre: Comentarios.html</text:p>
      <text:p text:style-name="P12"><text:tab/>Fecha:18/1/18</text:p>
      <text:p text:style-name="P10"><text:tab/><text:span text:style-name="T3">Autor: E.M.L</text:span></text:p>
      <text:p text:style-name="P10"><text:tab/><text:span text:style-name="T3">Descripcion: Página con comentarios <text:s/>→</text:span></text:p>
      <text:p text:style-name="P10"/>
      <text:p text:style-name="P3">3.6.<text:span text:style-name="T4">2 Title</text:span>.</text:p>
      <text:p text:style-name="P3"/>
      <text:p text:style-name="P14">Define el título del documento que aparecerá en la barra superior del navegador. También aparecerá como nombre al agregar la página a favoritos y se utilizará como índice para los motores de búsqueda. </text:p>
      <text:p text:style-name="P14"/>
      <text:p text:style-name="P14"/>
      <text:p text:style-name="P14"/>
      <text:p text:style-name="P14"/>
      <text:p text:style-name="P4"><text:soft-page-break/>3.6.3 Meta</text:p>
      <text:p text:style-name="P15"/>
      <text:p text:style-name="P15">Proporciona información sobre la página que usaran los navegadores. </text:p>
      <text:p text:style-name="P15">Mediante meta se puede especifica distinta información no visible que el navegador no utiliza para identificar la página</text:p>
      <text:p text:style-name="P15"/>
      <text:p text:style-name="P15">Opciones: </text:p>
      <text:p text:style-name="P15"><text:tab/>CHARSET: Juego de caracteres empleado. </text:p>
      <text:p text:style-name="P15"><text:s text:c="12"/>Valores permitidos: UTF-8, ISO-8859-1</text:p>
      <text:p text:style-name="P15"><text:tab/>&lt;meta charset=”utf-8”/&gt;</text:p>
      <text:p text:style-name="P15"/>
      <text:p text:style-name="P15"><text:tab/><text:span text:style-name="T5">NAME: Especifica valores de la página no visibles, empleados por los motores de búsqueda <text:tab/>para indexar la página. Un atributo NAME se asocia a un atributo CONTENT con el valor <text:tab/>asociado.</text:span></text:p>
      <text:p text:style-name="P15"><text:tab/><text:tab/><text:span text:style-name="T5">&lt;meta name=”nombre” content “valor”/&gt;</text:span></text:p>
      <text:p text:style-name="P15"/>
      <text:p text:style-name="P17"><text:tab/>Los mas utilizados son: </text:p>
      <text:p text:style-name="P17"><text:tab/><text:tab/>-author: Autor de la página</text:p>
      <text:p text:style-name="P17"><text:tab/><text:tab/>-description: Descripción de la página.</text:p>
      <text:p text:style-name="P18"><text:tab/><text:tab/>-keywords: palabras clave que definen la página. </text:p>
      <text:p text:style-name="P18"><text:tab/><text:tab/>-generator: Tecnología empleada en el desarrollo. </text:p>
      <text:p text:style-name="P16">- <text:span text:style-name="T6">http-equiv: cabeceras de información de la página. Un atributo http-equiv va asociado a un atributo content.</text:span></text:p>
      <text:p text:style-name="P16"/>
      <text:p text:style-name="P19">&lt;meta http-equiv=”nombre” content=”valor”/&gt;</text:p>
      <text:p text:style-name="P20">los posibles valores de nombre son </text:p>
      <text:p text:style-name="P20">content-type: especifica el juego de caracteres utilizado en el documento </text:p>
      <text:p text:style-name="P20"><text:tab/></text:p>
      <text:p text:style-name="P20"><text:tab/>(HTML5 &lt;meta charset=”utf-8”&gt;)</text:p>
      <text:p text:style-name="P20"><text:tab/>&lt;meta http-equiv=”content-type”</text:p>
      <text:p text:style-name="P20"><text:tab/>content=”text/html;charset=UTF-8”/&gt;</text:p>
      <text:p text:style-name="P19"/>
      <text:p text:style-name="P20">refresh: intervalo de tiempo en segundos para la recarga automática de la pagina </text:p>
      <text:p text:style-name="P20"><text:tab/>&lt;meta http-equiv=”refresh” content =”3”/&gt;</text:p>
      <text:p text:style-name="P20"/>
      <text:p text:style-name="P20">default-style: Indica la hoja de estilos (css) que usará por defecto en el documento </text:p>
      <text:p text:style-name="P20"><text:tab/>&lt;meta httpp-equiv=”default-style” content=”NombreDeHoja”/&gt;</text:p>
      <text:p text:style-name="P20"><text:tab/></text:p>
      <text:p text:style-name="P20">&lt;link ref =”stylesheet” type=text/css” href=”fichero.css” title=”NombreDeHoja”&gt;</text:p>
      <text:p text:style-name="P20"/>
      <text:p text:style-name="P20"/>
      <text:p text:style-name="P5">3.6.<text:span text:style-name="T7">4</text:span> Base</text:p>
      <text:p text:style-name="P23">Especifica la direcci<text:span text:style-name="T9">ó</text:span>n URL para todas las direcciones relativas existentes en el documento </text:p>
      <text:p text:style-name="P23">Solo puede haber una etiqueta base en el documento HTML</text:p>
      <text:p text:style-name="P23"><text:tab/>&lt;base href=”RutaRelativa” target=”ModoEnlace”&gt;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Donde: </text:p>
      <text:p text:style-name="P23"><text:tab/>RutaRelativa: Ruta para los elementos del documento</text:p>
      <text:p text:style-name="P21"><text:tab/>ModoEnlace: especifica el modo de apertura <text:span text:style-name="T7">de un elace del documento (&lt;a&gt;)</text:span></text:p>
      <text:p text:style-name="P20"/>
      <text:p text:style-name="P20"><text:tab/><text:tab/>_<text:span text:style-name="T7">blank: Abre el enlace en una ventana o pestaña nueva</text:span></text:p>
      <text:p text:style-name="P20"><text:tab/><text:tab/>_<text:span text:style-name="T7">parent: Abre el enlace en el marco padre que lo contiene</text:span></text:p>
      <text:p text:style-name="P20"><text:tab/><text:tab/>_<text:span text:style-name="T7">self: Abre el enlace en el mismo documento que lo llama por defecto </text:span></text:p>
      <text:p text:style-name="P20"><text:tab/><text:tab/>_<text:span text:style-name="T7">top: Abre el enlace en el cuerpo que contiene al marco</text:span></text:p>
      <text:p text:style-name="P20"/>
      <text:p text:style-name="P6">3.6.5 Link</text:p>
      <text:p text:style-name="P24"/>
      <text:p text:style-name="P24">Define un enlace entre el documento actual y un fichero externo</text:p>
      <text:p text:style-name="P24"><text:tab/>&lt;link href=”nombreFichero”</text:p>
      <text:p text:style-name="P24"><text:tab/>rel=”claseFichero”</text:p>
      <text:p text:style-name="P24"><text:tab/>type=”tipoFichero”/&gt;</text:p>
      <text:p text:style-name="P24"/>
      <text:p text:style-name="P24">Donde: </text:p>
      <text:p text:style-name="P24"><text:tab/>nombreFiechero: ubicación donde se encuentra el fichero</text:p>
      <text:p text:style-name="P24"><text:tab/>claseFichero: Especifica la clase del fichero: </text:p>
      <text:p text:style-name="P24"><text:tab/>external, stylessheet, icon, archives,...</text:p>
      <text:p text:style-name="P24"><text:tab/>TipoFichero: tipo de fichero al que se hace referencia según InterMediaTypes: <text:span text:style-name="T8">text/css, <text:tab/>text/xml, text/html, text/javascript. image/x-icon</text:span></text:p>
      <text:p text:style-name="P24"/>
      <text:p text:style-name="P22"/>
      <text:p text:style-name="P7">3.6.<text:span text:style-name="T10">6</text:span> Script</text:p>
      <text:p text:style-name="P25"/>
      <text:p text:style-name="P25">se utiliza para incluir elementos escritos en un lenguaje de cliente para complementar las acciones del codigo HTML. Se puede incluir: </text:p>
      <text:p text:style-name="P25"><text:tab/>- En linea.</text:p>
      <text:p text:style-name="P25"><text:tab/>-Mediante un fichero</text:p>
      <text:p text:style-name="P25"/>
      <text:p text:style-name="P25">En linea </text:p>
      <text:p text:style-name="P25"><text:tab/>&lt;script type =”text/javascript”&gt;</text:p>
      <text:p text:style-name="P25"><text:tab/>------------------------------<text:tab/></text:p>
      <text:p text:style-name="P25"><text:tab/>------------------------------</text:p>
      <text:p text:style-name="P25"><text:tab/>&lt;/script&gt;</text:p>
      <text:p text:style-name="P25"/>
      <text:p text:style-name="P25">Mediante un fichero:</text:p>
      <text:p text:style-name="P25"><text:tab/>&lt;script type=”text/javascript”</text:p>
      <text:p text:style-name="P25"><text:tab/>src=”NombreFichero”&gt;</text:p>
      <text:p text:style-name="P25"><text:tab/>--------------------------</text:p>
      <text:p text:style-name="P25"><text:tab/>--------------------------</text:p>
      <text:p text:style-name="P25"><text:tab/>&lt;/script&gt;</text:p>
      <text:p text:style-name="P25">nombreFichero: Fichero de codigo fuente del lenguaje correspondiente (.js)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oft-page-break/>3.6.7 Styles</text:p>
      <text:p text:style-name="P27">Se utiliza para definir el estilo que se le aplica a un documento. Se puede indicar de varias maneras: </text:p>
      <text:p text:style-name="P27"/>
      <text:p text:style-name="P27">→ inline: </text:p>
      <text:p text:style-name="P27"><text:tab/></text:p>
      <text:p text:style-name="P27"><text:tab/>&lt;style type =”text/css”&gt;</text:p>
      <text:p text:style-name="P27"><text:tab/>-----------------------------</text:p>
      <text:p text:style-name="P27"><text:tab/>-----------------------------</text:p>
      <text:p text:style-name="P27"><text:tab/>&lt;/style&gt;</text:p>
      <text:p text:style-name="P27"/>
      <text:p text:style-name="P27">→ <text:span text:style-name="T11">Offline</text:span>: <text:span text:style-name="T11">En un fichero aparte</text:span></text:p>
      <text:p text:style-name="P28"><text:tab/>&lt;Link rel =”stylesheet”</text:p>
      <text:p text:style-name="P28"><text:tab/>type=”text/css”</text:p>
      <text:p text:style-name="P28"><text:tab/>href=RutaFichero&gt;</text:p>
      <text:p text:style-name="P27"/>
      <text:p text:style-name="P27"/>
      <text:p text:style-name="P27"/>
      <text:p text:style-name="P27"/>
      <text:p text:style-name="P27">→<text:span text:style-name="T12"> con atributo style de objeto HTML</text:span></text:p>
      <text:p text:style-name="P29">&lt;p style =”codigocss”&gt;</text:p>
      <text:p text:style-name="P29">&lt;/p&gt;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><text:soft-page-break/>PROXIMO EXAMEN</text:p>
      <text:p text:style-name="P26"/>
      <text:p text:style-name="P30">3.7 Etiquetas de body</text:p>
      <text:p text:style-name="P30"/>
      <text:p text:style-name="P30"/>
      <text:p text:style-name="P37">3.7.2 Párrafos</text:p>
      <text:p text:style-name="P31"/>
      <text:p text:style-name="P31">&lt;p&gt;</text:p>
      <text:p text:style-name="P31"><text:tab/>Bloque del párrafo</text:p>
      <text:p text:style-name="P31">&lt;/p&gt;</text:p>
      <text:p text:style-name="P31"/>
      <text:p text:style-name="P32">crea un párrafo dejando una línea antes y después. Contiene un atributo para especificar el alineado </text:p>
      <text:p text:style-name="P32">del texto: align = left, center, rigth (Estos valores están en desuso).</text:p>
      <text:p text:style-name="P32"/>
      <text:p text:style-name="P32"/>
      <text:p text:style-name="P33">Crea un párrafo como una división del documento en un elemento que se puede referenciar. También tiene atributo align(como p)</text:p>
      <text:p text:style-name="P33"/>
      <text:p text:style-name="P33">&lt;span&gt;</text:p>
      <text:p text:style-name="P33">Bloque del párrafo. </text:p>
      <text:p text:style-name="P33">&lt;/span&gt;</text:p>
      <text:p text:style-name="P33"/>
      <text:p text:style-name="P33">Crea un elemento en linea para que pueda usarse como un elemento individual </text:p>
      <text:p text:style-name="P33"/>
      <text:p text:style-name="P9">3.7.3 Encabezado.</text:p>
      <text:p text:style-name="P34"/>
      <text:p text:style-name="P34">Se utilizan para destacar líneas de texto dentro de un documento. </text:p>
      <text:p text:style-name="P34">Existen 6 niveles disponibles con diferentes tamaños: H1, H2… <text:s/>H6, (más grande al más pequeño)</text:p>
      <text:p text:style-name="P34"/>
      <text:p text:style-name="P34"><text:tab/>&lt;h1&gt;</text:p>
      <text:p text:style-name="P34"><text:tab/><text:tab/>bloque de encabezado</text:p>
      <text:p text:style-name="P34"><text:tab/>&lt;/h1&gt;</text:p>
      <text:p text:style-name="P34"/>
      <text:p text:style-name="P8">3.7.4 Salto de linea simple</text:p>
      <text:p text:style-name="P35"/>
      <text:p text:style-name="P35">Inserta un salto de linea en un lugar indicado con la etiqueta</text:p>
      <text:p text:style-name="P35">&lt;br&gt; ó &lt;/br&gt;</text:p>
      <text:p text:style-name="P34"/>
      <text:p text:style-name="P36">3.7.5 Dibujo de linea</text:p>
      <text:p text:style-name="P36"/>
      <text:p text:style-name="P36">Dibuja una línea horizontal hasta el final de la línea. En la siguiente linea tendrá el cursor al principio.</text:p>
      <text:p text:style-name="P36"><text:tab/>&lt;hr&gt; ó &lt;hr/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8:36:06.706021997</meta:creation-date>
    <meta:editing-duration>PT5H21M25S</meta:editing-duration>
    <meta:editing-cycles>13</meta:editing-cycles>
    <meta:generator>LibreOffice/5.4.0.3$Linux_X86_64 LibreOffice_project/40m0$Build-3</meta:generator>
    <dc:date>2018-03-15T11:30:00.373607590</dc:date>
    <meta:document-statistic meta:table-count="0" meta:image-count="0" meta:object-count="0" meta:page-count="6" meta:paragraph-count="167" meta:word-count="1064" meta:character-count="7404" meta:non-whitespace-character-count="6278"/>
  </office:meta>
</office:document-meta>
</file>